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 table:use-wildcards="true"/>
      <table:table table:name="glacie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ean cumulative mass balance</text:p>
          </table:table-cell>
          <table:table-cell office:value-type="string" calcext:value-type="string">
            <text:p>Number of observations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1.13" calcext:value-type="float">
            <text:p>-1.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3.19" calcext:value-type="float">
            <text:p>-3.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-3.19" calcext:value-type="float">
            <text:p>-3.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3.82" calcext:value-type="float">
            <text:p>-3.8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4.887" calcext:value-type="float">
            <text:p>-4.8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5.217" calcext:value-type="float">
            <text:p>-5.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5.707" calcext:value-type="float">
            <text:p>-5.7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6.341" calcext:value-type="float">
            <text:p>-6.3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6.825" calcext:value-type="float">
            <text:p>-6.8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6.575" calcext:value-type="float">
            <text:p>-6.5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6.814" calcext:value-type="float">
            <text:p>-6.8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6.989" calcext:value-type="float">
            <text:p>-6.9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7.693" calcext:value-type="float">
            <text:p>-7.6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8.325" calcext:value-type="float">
            <text:p>-8.3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8.688" calcext:value-type="float">
            <text:p>-8.6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8.935" calcext:value-type="float">
            <text:p>-8.9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-9.109" calcext:value-type="float">
            <text:p>-9.1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9.567" calcext:value-type="float">
            <text:p>-9.5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9.699" calcext:value-type="float">
            <text:p>-9.6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9.298" calcext:value-type="float">
            <text:p>-9.2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9.436" calcext:value-type="float">
            <text:p>-9.4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9.303" calcext:value-type="float">
            <text:p>-9.3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9.219" calcext:value-type="float">
            <text:p>-9.2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9.732" calcext:value-type="float">
            <text:p>-9.7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10.128" calcext:value-type="float">
            <text:p>-10.1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0.288" calcext:value-type="float">
            <text:p>-10.2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10.441" calcext:value-type="float">
            <text:p>-10.4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0.538" calcext:value-type="float">
            <text:p>-10.5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10.613" calcext:value-type="float">
            <text:p>-10.6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0.534" calcext:value-type="float">
            <text:p>-10.5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10.633" calcext:value-type="float">
            <text:p>-10.6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0.682" calcext:value-type="float">
            <text:p>-10.6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10.754" calcext:value-type="float">
            <text:p>-10.7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1.127" calcext:value-type="float">
            <text:p>-11.1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11.318" calcext:value-type="float">
            <text:p>-11.3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1.394" calcext:value-type="float">
            <text:p>-11.3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11.849" calcext:value-type="float">
            <text:p>-11.8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1.846" calcext:value-type="float">
            <text:p>-11.8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-11.902" calcext:value-type="float">
            <text:p>-11.9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2.238" calcext:value-type="float">
            <text:p>-12.2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12.782" calcext:value-type="float">
            <text:p>-12.7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.795" calcext:value-type="float">
            <text:p>-12.79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-13.26" calcext:value-type="float">
            <text:p>-13.2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3.343" calcext:value-type="float">
            <text:p>-13.3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-13.687" calcext:value-type="float">
            <text:p>-13.6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4.255" calcext:value-type="float">
            <text:p>-14.2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14.501" calcext:value-type="float">
            <text:p>-14.5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4.695" calcext:value-type="float">
            <text:p>-14.69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-15.276" calcext:value-type="float">
            <text:p>-15.27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5.486" calcext:value-type="float">
            <text:p>-15.4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15.89" calcext:value-type="float">
            <text:p>-15.8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6.487" calcext:value-type="float">
            <text:p>-16.4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-17.31" calcext:value-type="float">
            <text:p>-17.3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7.697" calcext:value-type="float">
            <text:p>-17.6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7.727" calcext:value-type="float">
            <text:p>-17.7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18.032" calcext:value-type="float">
            <text:p>-18.0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18.726" calcext:value-type="float">
            <text:p>-18.7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19.984" calcext:value-type="float">
            <text:p>-19.98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20.703" calcext:value-type="float">
            <text:p>-20.7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-21.405" calcext:value-type="float">
            <text:p>-21.4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22.595" calcext:value-type="float">
            <text:p>-22.59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-23.255" calcext:value-type="float">
            <text:p>-23.2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23.776" calcext:value-type="float">
            <text:p>-23.77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24.459" calcext:value-type="float">
            <text:p>-24.4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-25.158" calcext:value-type="float">
            <text:p>-25.1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-26.294" calcext:value-type="float">
            <text:p>-26.2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-26.93" calcext:value-type="float">
            <text:p>-26.9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-27.817" calcext:value-type="float">
            <text:p>-27.8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-28.652" calcext:value-type="float">
            <text:p>-28.652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3T20:27:34.750949221</dc:date>
    <dc:creator>Per Nyfelt</dc:creator>
    <meta:editing-duration>PT2M28S</meta:editing-duration>
    <meta:editing-cycles>1</meta:editing-cycles>
    <meta:document-statistic meta:table-count="1" meta:cell-count="212" meta:object-count="0"/>
    <meta:generator>LibreOffice/6.4.7.2$Linux_X86_64 LibreOffice_project/40$Build-2</meta:generator>
  </office:meta>
</office:document-meta>
</file>